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939000002DAEE13219F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5cm" fo:min-width="1cm"/>
    </style:style>
    <style:style style:name="gr3" style:family="graphic" style:parent-style-name="objectwithoutfill">
      <style:graphic-properties svg:stroke-width="0.1cm" svg:stroke-color="#ff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0.25cm" fo:min-width="0.7cm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objectwithoutfill">
      <style:graphic-properties svg:stroke-width="0.05cm" svg:stroke-color="#ff0000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5cm" fo:min-width="3.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5.873cm" svg:x="7.301cm" svg:y="7.65cm">
          <draw:image xlink:href="Pictures/1000000000000939000002DAEE13219F.jpg" xlink:type="simple" xlink:show="embed" xlink:actuate="onLoad">
            <text:p/>
          </draw:image>
        </draw:frame>
        <draw:custom-shape draw:style-name="gr2" draw:text-style-name="P2" draw:layer="layout" svg:width="1.5cm" svg:height="0.5cm" svg:x="8.8cm" svg:y="13.65cm">
          <text:p text:style-name="P2"><text:span text:style-name="T1">SPI 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cm" svg:height="0.5cm" svg:x="11.3cm" svg:y="13.65cm">
          <text:p text:style-name="P2"><text:span text:style-name="T1">SPI 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cm" svg:height="0.5cm" svg:x="12.8cm" svg:y="6.15cm">
          <text:p text:style-name="P2"><text:span text:style-name="T1">SPI 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cm" svg:height="0.5cm" svg:x="9.8cm" svg:y="6.15cm">
          <text:p text:style-name="P2"><text:span text:style-name="T1">SPI 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cm" svg:height="0.5cm" svg:x="11.8cm" svg:y="5.15cm">
          <text:p text:style-name="P2"><text:span text:style-name="T1">C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5cm" svg:height="0.5cm" svg:x="7.8cm" svg:y="5.65cm">
          <text:p text:style-name="P2"><text:span text:style-name="T1">C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5cm" svg:height="0.5cm" svg:x="6.3cm" svg:y="6.65cm">
          <text:p text:style-name="P2"><text:span text:style-name="T1">C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5cm" svg:height="0.5cm" svg:x="6.8cm" svg:y="13.65cm">
          <text:p text:style-name="P2"><text:span text:style-name="T1">C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5cm" svg:height="0.5cm" svg:x="10.3cm" svg:y="14.65cm">
          <text:p text:style-name="P2"><text:span text:style-name="T1">C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7.8cm" svg:y1="13.65cm" svg:x2="8.3cm" svg:y2="12.15cm">
          <text:p/>
        </draw:line>
        <draw:line draw:style-name="gr3" draw:text-style-name="P1" draw:layer="layout" svg:x1="9.3cm" svg:y1="13.65cm" svg:x2="9.8cm" svg:y2="12.15cm">
          <text:p/>
        </draw:line>
        <draw:line draw:style-name="gr3" draw:text-style-name="P1" draw:layer="layout" svg:x1="11.8cm" svg:y1="13.65cm" svg:x2="12.3cm" svg:y2="12.15cm">
          <text:p/>
        </draw:line>
        <draw:line draw:style-name="gr3" draw:text-style-name="P1" draw:layer="layout" svg:x1="10.8cm" svg:y1="14.65cm" svg:x2="10.8cm" svg:y2="12.15cm">
          <text:p/>
        </draw:line>
        <draw:line draw:style-name="gr3" draw:text-style-name="P1" draw:layer="layout" svg:x1="13.3cm" svg:y1="6.65cm" svg:x2="12.8cm" svg:y2="7.65cm">
          <text:p/>
        </draw:line>
        <draw:line draw:style-name="gr3" draw:text-style-name="P1" draw:layer="layout" svg:x1="10.8cm" svg:y1="6.65cm" svg:x2="10.3cm" svg:y2="7.65cm">
          <text:p/>
        </draw:line>
        <draw:line draw:style-name="gr3" draw:text-style-name="P1" draw:layer="layout" svg:x1="12.8cm" svg:y1="5.65cm" svg:x2="11.8cm" svg:y2="7.65cm">
          <text:p/>
        </draw:line>
        <draw:line draw:style-name="gr3" draw:text-style-name="P1" draw:layer="layout" svg:x1="9.3cm" svg:y1="6.15cm" svg:x2="9.3cm" svg:y2="7.65cm">
          <text:p/>
        </draw:line>
        <draw:line draw:style-name="gr3" draw:text-style-name="P1" draw:layer="layout" svg:x1="7.3cm" svg:y1="7.15cm" svg:x2="8.3cm" svg:y2="8.65cm">
          <text:p/>
        </draw:line>
        <draw:g>
          <draw:g>
            <draw:custom-shape draw:style-name="gr4" draw:text-style-name="P1" draw:layer="layout" svg:width="1.2cm" svg:height="0.5cm" svg:x="5.2cm" svg:y="9.063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1.2cm" svg:height="0.5cm" svg:x="5.2cm" svg:y="8.56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1.2cm" svg:height="0.5cm" svg:x="5.2cm" svg:y="10.063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1.2cm" svg:height="0.5cm" svg:x="5.2cm" svg:y="9.56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5" draw:text-style-name="P3" draw:layer="layout" svg:width="1.76cm" svg:height="0.963cm" svg:x="5cm" svg:y="9.9cm">
            <draw:text-box>
              <text:p text:style-name="P3"><text:span text:style-name="T2">FRp</text:span></text:p>
            </draw:text-box>
          </draw:frame>
          <draw:frame draw:style-name="gr5" draw:text-style-name="P3" draw:layer="layout" svg:width="1.76cm" svg:height="0.963cm" svg:x="5cm" svg:y="8.4cm">
            <draw:text-box>
              <text:p text:style-name="P3"><text:span text:style-name="T2">FRm</text:span></text:p>
            </draw:text-box>
          </draw:frame>
          <draw:frame draw:style-name="gr5" draw:text-style-name="P3" draw:layer="layout" svg:width="1.76cm" svg:height="0.963cm" svg:x="5cm" svg:y="8.9cm">
            <draw:text-box>
              <text:p text:style-name="P3"><text:span text:style-name="T2">FRp</text:span></text:p>
            </draw:text-box>
          </draw:frame>
          <draw:frame draw:style-name="gr5" draw:text-style-name="P3" draw:layer="layout" svg:width="1.76cm" svg:height="0.963cm" svg:x="5cm" svg:y="9.4cm">
            <draw:text-box>
              <text:p text:style-name="P3"><text:span text:style-name="T2">FRm</text:span></text:p>
            </draw:text-box>
          </draw:frame>
        </draw:g>
        <draw:line draw:style-name="gr6" draw:text-style-name="P1" draw:layer="layout" svg:x1="6.4cm" svg:y1="8.8cm" svg:x2="7.7cm" svg:y2="9.05cm">
          <text:p/>
        </draw:line>
        <draw:line draw:style-name="gr6" draw:text-style-name="P1" draw:layer="layout" svg:x1="6.4cm" svg:y1="9.35cm" svg:x2="7.6cm" svg:y2="9.35cm">
          <text:p/>
        </draw:line>
        <draw:line draw:style-name="gr6" draw:text-style-name="P1" draw:layer="layout" svg:x1="6.4cm" svg:y1="9.85cm" svg:x2="7.6cm" svg:y2="9.7cm">
          <text:p/>
        </draw:line>
        <draw:line draw:style-name="gr6" draw:text-style-name="P1" draw:layer="layout" svg:x1="6.4cm" svg:y1="10.3cm" svg:x2="7.45cm" svg:y2="10cm">
          <text:p/>
        </draw:line>
        <draw:g>
          <draw:custom-shape draw:style-name="gr2" draw:text-style-name="P2" draw:layer="layout" svg:width="1.5cm" svg:height="0.5cm" svg:x="26.25cm" svg:y="7.55cm">
            <text:p text:style-name="P2"><text:span text:style-name="T1">+24V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.5cm" svg:height="0.5cm" svg:x="26.25cm" svg:y="8.05cm">
            <text:p text:style-name="P2"><text:span text:style-name="T1">GND</text:span></text:p>
            <draw:enhanced-geometry svg:viewBox="0 0 21600 21600" draw:type="rectangle" draw:enhanced-path="M 0 0 L 21600 0 21600 21600 0 21600 0 0 Z N"/>
          </draw:custom-shape>
        </draw:g>
        <draw:line draw:style-name="gr3" draw:text-style-name="P1" draw:layer="layout" svg:x1="26.15cm" svg:y1="7.75cm" svg:x2="25.2cm" svg:y2="7.75cm">
          <text:p/>
        </draw:line>
        <draw:line draw:style-name="gr3" draw:text-style-name="P1" draw:layer="layout" svg:x1="26.2cm" svg:y1="8.4cm" svg:x2="25.3cm" svg:y2="8.4cm">
          <text:p/>
        </draw:line>
        <draw:custom-shape draw:style-name="gr7" draw:text-style-name="P2" draw:layer="layout" svg:width="4cm" svg:height="0.5cm" svg:x="14.95cm" svg:y="13.85cm">
          <text:p text:style-name="P2"><text:span text:style-name="T1">Ganglion ID switches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6.8cm" svg:y1="13.85cm" svg:x2="14.9cm" svg:y2="11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er Lenz</meta:initial-creator>
    <meta:creation-date>2014-12-02T09:17:24.165022885</meta:creation-date>
    <dc:date>2014-12-02T11:52:48.340731534</dc:date>
    <dc:creator>Alexander Lenz</dc:creator>
    <meta:editing-duration>PT34M41S</meta:editing-duration>
    <meta:editing-cycles>4</meta:editing-cycles>
    <meta:generator>LibreOffice/4.3.3.2$Linux_x86 LibreOffice_project/430m0$Build-2</meta:generator>
    <meta:document-statistic meta:object-count="40"/>
  </office:meta>
</office:document-meta>
</file>